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color="#808080"/>
    </style:style>
    <style:style style:name="gr2" style:family="graphic" style:parent-style-name="standard">
      <style:graphic-properties svg:stroke-color="#808080" draw:fill="solid" draw:fill-color="#808080"/>
    </style:style>
    <style:style style:name="gr3" style:family="graphic" style:parent-style-name="standard">
      <style:graphic-properties svg:stroke-width="0.1cm" svg:stroke-color="#800000" draw:marker-start="" draw:marker-start-width="1.25cm" draw:marker-end="LineArrow_5f_0.75" draw:marker-end-width="0.75cm" fo:padding-top="0.175cm" fo:padding-bottom="0.175cm" fo:padding-left="0.3cm" fo:padding-right="0.3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svg:stroke-color="#808080" draw:textarea-horizontal-align="justify" draw:textarea-vertical-align="middle" draw:auto-grow-height="false"/>
    </style:style>
    <style:style style:name="gr7" style:family="graphic" style:parent-style-name="standard">
      <style:graphic-properties svg:stroke-color="#808080" draw:textarea-horizontal-align="justify" draw:textarea-vertical-align="middle" draw:auto-grow-height="false"/>
    </style:style>
    <style:style style:name="gr8" style:family="graphic" style:parent-style-name="standard">
      <style:graphic-properties svg:stroke-width="0.1cm" svg:stroke-color="#ff0000" draw:marker-start="" draw:marker-start-width="1.25cm" draw:marker-end="LineArrow_5f_0.75" draw:marker-end-width="0.75cm" fo:padding-top="0.175cm" fo:padding-bottom="0.175cm" fo:padding-left="0.3cm" fo:padding-right="0.3cm"/>
    </style:style>
    <style:style style:name="gr9" style:family="graphic" style:parent-style-name="standard">
      <style:graphic-properties draw:stroke="none" svg:stroke-color="#000000" draw:fill="none" draw:fill-color="#ffffff" fo:min-height="1.075cm"/>
    </style:style>
    <style:style style:name="gr10" style:family="graphic" style:parent-style-name="standard">
      <style:graphic-properties svg:stroke-width="0.1cm" svg:stroke-color="#ff3366" draw:marker-start="" draw:marker-start-width="1.25cm" draw:marker-end="LineArrow_5f_0.75" draw:marker-end-width="0.75cm" fo:padding-top="0.175cm" fo:padding-bottom="0.175cm" fo:padding-left="0.3cm" fo:padding-right="0.3cm"/>
    </style:style>
    <style:style style:name="gr11" style:family="graphic" style:parent-style-name="standard">
      <style:graphic-properties svg:stroke-width="0.1cm" svg:stroke-color="#0000ff" draw:marker-start="" draw:marker-start-width="1.25cm" draw:marker-end="LineArrow_5f_0.75" draw:marker-end-width="0.75cm"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2pt" style:font-size-asian="12pt" style:font-size-complex="18pt"/>
    </style:style>
    <style:style style:name="P3" style:family="paragraph">
      <style:paragraph-properties fo:text-align="center"/>
      <style:text-properties fo:font-family="'Courier New'" style:font-family-generic="modern" style:font-pitch="fixed" fo:font-size="12pt" fo:font-weight="bold" style:font-size-asian="12pt" style:font-weight-asian="bold" style:font-size-complex="18pt" style:font-weight-complex="bold"/>
    </style:style>
    <style:style style:name="P4" style:family="paragraph">
      <style:paragraph-properties fo:text-align="center"/>
      <style:text-properties fo:font-family="'Courier New'" style:font-family-generic="modern" style:font-pitch="fixed" fo:font-weight="bold" style:font-weight-asian="bold" style:font-weight-complex="bold"/>
    </style:style>
    <style:style style:name="T1" style:family="text">
      <style:text-properties fo:font-family="'Courier New'" style:font-family-generic="modern" style:font-pitch="fixed"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_25_5Bpkg-name_25_5D.ClassD.v0.1">
        <draw:ellipse draw:style-name="gr1" draw:text-style-name="P1" draw:id="id3" draw:layer="layout" svg:width="1.844cm" svg:height="1.831cm" svg:x="15.807cm" svg:y="26.419cm">
          <text:p/>
        </draw:ellipse>
        <draw:g draw:id="id10">
          <draw:ellipse draw:style-name="gr1" draw:text-style-name="P1" draw:layer="layout" svg:width="1.344cm" svg:height="1.469cm" svg:x="16.057cm" svg:y="1.2cm">
            <text:p/>
          </draw:ellipse>
          <draw:ellipse draw:style-name="gr2" draw:text-style-name="P1" draw:layer="layout" svg:width="0.896cm" svg:height="0.979cm" svg:x="16.281cm" svg:y="1.445cm">
            <text:p/>
          </draw:ellipse>
        </draw:g>
        <draw:connector draw:style-name="gr3" draw:layer="layout" svg:x1="3.986cm" svg:y1="12.2cm" svg:x2="7.163cm" svg:y2="27.335cm" draw:start-shape="id1" draw:start-glue-point="8" draw:end-shape="id2" draw:end-glue-point="6" svg:d="m3986 12200v15135h3177">
          <text:p/>
        </draw:connector>
        <draw:custom-shape draw:style-name="gr4" draw:text-style-name="P1" draw:id="id1" draw:layer="layout" svg:width="1.628cm" svg:height="1.431cm" svg:x="3.172cm" svg:y="10.7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3" draw:layer="layout" svg:width="4.986cm" svg:height="1.25cm" svg:x="-0.386cm" svg:y="10.95cm">
          <draw:text-box>
            <text:p text:style-name="P2"><text:span text:style-name="T1">Клиент</text:span></text:p>
          </draw:text-box>
        </draw:frame>
        <draw:frame draw:style-name="gr5" draw:text-style-name="P3" draw:layer="layout" svg:width="4.986cm" svg:height="1.25cm" svg:x="7.5cm" svg:y="25cm">
          <draw:text-box>
            <text:p text:style-name="P2"><text:span text:style-name="T1">Запрос формы</text:span></text:p>
          </draw:text-box>
        </draw:frame>
        <draw:custom-shape draw:style-name="gr6" draw:text-style-name="P2" draw:id="id2" draw:layer="layout" svg:width="5.986cm" svg:height="2.331cm" svg:x="6.565cm" svg:y="26.169cm">
          <text:p text:style-name="P2">ИД бизнес-объекта,</text:p>
          <text:p text:style-name="P2">тип CRUD операции</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3" draw:layer="layout" svg:x1="11.942cm" svg:y1="27.335cm" svg:x2="15.807cm" svg:y2="27.334cm" draw:start-shape="id2" draw:start-glue-point="9" draw:end-shape="id3" draw:end-glue-point="3" svg:d="m11942 27335h2238v-1h1627">
          <text:p/>
        </draw:connector>
        <draw:frame draw:style-name="gr5" draw:text-style-name="P3" draw:layer="layout" svg:width="4.986cm" svg:height="1.7cm" svg:x="16.5cm" svg:y="27.5cm">
          <draw:text-box>
            <text:p text:style-name="P2"><text:span text:style-name="T1">Начало</text:span></text:p>
            <text:p text:style-name="P2"><text:span text:style-name="T1">Контроллер CRUD_Form</text:span></text:p>
          </draw:text-box>
        </draw:frame>
        <draw:connector draw:style-name="gr3" draw:layer="layout" svg:x1="16.729cm" svg:y1="26.419cm" svg:x2="16.729cm" svg:y2="24.5cm" draw:start-shape="id3" draw:start-glue-point="0" draw:end-shape="id4" draw:end-glue-point="6" svg:d="m16729 26419v-1919">
          <text:p/>
        </draw:connector>
        <draw:custom-shape draw:style-name="gr6" draw:text-style-name="P2" draw:id="id6" draw:layer="layout" svg:width="3.844cm" svg:height="1.331cm" svg:x="14.807cm" svg:y="19.669cm">
          <draw:glue-point draw:id="8" svg:x="-2.93cm" svg:y="-5.166cm"/>
          <text:p text:style-name="P2">FORM</text:p>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3" draw:layer="layout" svg:x1="3.986cm" svg:y1="12.2cm" svg:x2="6.963cm" svg:y2="20.335cm" draw:start-shape="id1" draw:start-glue-point="8" draw:end-shape="id5" draw:end-glue-point="6" svg:d="m3986 12200v8135h2977">
          <text:p/>
        </draw:connector>
        <draw:frame draw:style-name="gr5" draw:text-style-name="P3" draw:layer="layout" svg:width="7.516cm" svg:height="1.25cm" svg:x="5.984cm" svg:y="18.25cm">
          <draw:text-box>
            <text:p text:style-name="P2"><text:span text:style-name="T1">Заполнение формы, подтверждение операции</text:span></text:p>
          </draw:text-box>
        </draw:frame>
        <draw:custom-shape draw:style-name="gr6" draw:text-style-name="P2" draw:id="id5" draw:layer="layout" svg:width="6.486cm" svg:height="1.331cm" svg:x="6.315cm" svg:y="19.669cm">
          <text:p text:style-name="P2">Бизнес данные, COMMIT</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3" draw:layer="layout" svg:x1="12.141cm" svg:y1="20.335cm" svg:x2="14.807cm" svg:y2="20.335cm" draw:start-shape="id5" draw:start-glue-point="9" draw:end-shape="id6" draw:end-glue-point="5" svg:d="m12141 20335h2666">
          <text:p/>
        </draw:connector>
        <draw:connector draw:style-name="gr3" draw:layer="layout" svg:x1="16.729cm" svg:y1="19.669cm" svg:x2="16.729cm" svg:y2="17.7cm" draw:start-shape="id6" draw:start-glue-point="4" draw:end-shape="id7" draw:end-glue-point="6" svg:d="m16729 19669v-1969">
          <text:p/>
        </draw:connector>
        <draw:custom-shape draw:style-name="gr6" draw:text-style-name="P2" draw:id="id7" draw:layer="layout" svg:width="3.844cm" svg:height="1.831cm" svg:x="14.807cm" svg:y="15.869cm">
          <text:p text:style-name="P2">VALI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layer="layout" draw:line-skew="2.349cm" svg:x1="18.651cm" svg:y1="16.785cm" svg:x2="18.651cm" svg:y2="20.335cm" draw:start-shape="id7" draw:start-glue-point="7" draw:end-shape="id6" draw:end-glue-point="7" svg:d="m18651 16785h2901v3550h-2901">
          <text:p/>
        </draw:connector>
        <draw:frame draw:style-name="gr5" draw:text-style-name="P3" draw:layer="layout" svg:width="2.486cm" svg:height="1.25cm" svg:x="19.314cm" svg:y="18.05cm">
          <draw:text-box>
            <text:p text:style-name="P2"><text:span text:style-name="T1">НЕТ</text:span></text:p>
          </draw:text-box>
        </draw:frame>
        <draw:custom-shape draw:style-name="gr6" draw:text-style-name="P2" draw:id="id9" draw:layer="layout" svg:width="4.644cm" svg:height="1.781cm" svg:x="11.4cm" svg:y="6.719cm">
          <draw:glue-point draw:id="8" svg:x="-3.305cm" svg:y="-5.166cm"/>
          <text:p text:style-name="P2">SUCCESS</text:p>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3" draw:layer="layout" svg:x1="16.729cm" svg:y1="15.869cm" svg:x2="16.729cm" svg:y2="13.684cm" draw:start-shape="id7" draw:start-glue-point="4" draw:end-shape="id8" draw:end-glue-point="6" svg:d="m16729 15869v-2185">
          <text:p/>
        </draw:connector>
        <draw:connector draw:style-name="gr3" draw:layer="layout" svg:x1="13.722cm" svg:y1="6.719cm" svg:x2="16.729cm" svg:y2="2.669cm" draw:start-shape="id9" draw:start-glue-point="4" draw:end-shape="id10" draw:end-glue-point="2" svg:d="m13722 6719v-2025h3007v-2025">
          <text:p/>
        </draw:connector>
        <draw:custom-shape draw:style-name="gr7" draw:text-style-name="P1" draw:id="id11" draw:layer="layout" svg:width="2.4cm" svg:height="2.231cm" svg:x="29.4cm" svg:y="22.7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2" draw:id="id4" draw:layer="layout" svg:width="4.344cm" svg:height="0.981cm" svg:x="14.557cm" svg:y="23.519cm">
          <draw:glue-point draw:id="8" svg:x="3.794cm" svg:y="-5.2cm"/>
          <text:p text:style-name="P2">formBackingBean</text:p>
          <draw:enhanced-geometry svg:viewBox="0 0 21600 21600" draw:glue-points="10800 0 0 10800 10800 21600 21600 10800" draw:type="flowchart-process" draw:enhanced-path="M 0 0 L 21600 0 21600 21600 0 21600 0 0 Z N"/>
        </draw:custom-shape>
        <draw:custom-shape draw:style-name="gr6" draw:text-style-name="P2" draw:id="id12" draw:layer="layout" svg:width="4.4cm" svg:height="1.231cm" svg:x="21.9cm" svg:y="23.269cm">
          <text:p text:style-name="P2">Бизнес-объект</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3" draw:layer="layout" svg:x1="29.4cm" svg:y1="23.885cm" svg:x2="25.852cm" svg:y2="23.885cm" draw:start-shape="id11" draw:start-glue-point="6" draw:end-shape="id12" draw:end-glue-point="9" svg:d="m29400 23885h-3548">
          <text:p/>
        </draw:connector>
        <draw:connector draw:style-name="gr3" draw:layer="layout" svg:x1="22.34cm" svg:y1="23.885cm" svg:x2="18.901cm" svg:y2="24.01cm" draw:start-shape="id12" draw:start-glue-point="6" draw:end-shape="id4" draw:end-glue-point="7" svg:d="m22340 23885h-1939v125h-1500">
          <text:p/>
        </draw:connector>
        <draw:connector draw:style-name="gr3" draw:layer="layout" svg:x1="16.729cm" svg:y1="23.519cm" svg:x2="16.729cm" svg:y2="21cm" draw:start-shape="id4" draw:start-glue-point="4" draw:end-shape="id6" draw:end-glue-point="6" svg:d="m16729 23519v-2519">
          <text:p/>
        </draw:connector>
        <draw:custom-shape draw:style-name="gr7" draw:text-style-name="P1" draw:id="id14" draw:layer="layout" svg:width="2.5cm" svg:height="2.531cm" svg:x="29.3cm" svg:y="11.66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2" draw:id="id13" draw:layer="layout" svg:width="4cm" svg:height="1.531cm" svg:x="23.3cm" svg:y="12.169cm">
          <text:p text:style-name="P2">Бизнес-объект</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3" draw:layer="layout" svg:x1="26.893cm" svg:y1="12.934cm" svg:x2="29.3cm" svg:y2="12.935cm" draw:start-shape="id13" draw:start-glue-point="9" draw:end-shape="id14" draw:end-glue-point="6" svg:d="m26893 12934h1407v1h1000">
          <text:p/>
        </draw:connector>
        <draw:custom-shape draw:style-name="gr6" draw:text-style-name="P2" draw:id="id8" draw:layer="layout" svg:width="3.344cm" svg:height="1.5cm" svg:x="15.057cm" svg:y="12.184cm">
          <text:p text:style-name="P2">onSubmit</text:p>
          <draw:enhanced-geometry svg:viewBox="0 0 21600 21600" draw:glue-points="10800 0 0 10800 10800 21600 21600 10800" draw:type="flowchart-process" draw:enhanced-path="M 0 0 L 21600 0 21600 21600 0 21600 0 0 Z N"/>
        </draw:custom-shape>
        <draw:connector draw:style-name="gr3" draw:layer="layout" svg:x1="18.401cm" svg:y1="12.934cm" svg:x2="23.7cm" svg:y2="12.934cm" draw:start-shape="id8" draw:start-glue-point="7" draw:end-shape="id13" draw:end-glue-point="6" svg:d="m18401 12934h5299">
          <text:p/>
        </draw:connector>
        <draw:custom-shape draw:style-name="gr6" draw:text-style-name="P2" draw:id="id15" draw:layer="layout" svg:width="4.7cm" svg:height="1.781cm" svg:x="17.2cm" svg:y="6.719cm">
          <draw:glue-point draw:id="8" svg:x="-2.875cm" svg:y="-5.166cm"/>
          <text:p text:style-name="P2">FAILURE</text:p>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8" draw:layer="layout" svg:x1="16.729cm" svg:y1="12.184cm" svg:x2="19.55cm" svg:y2="8.5cm" draw:start-shape="id8" draw:start-glue-point="4" draw:end-shape="id15" draw:end-glue-point="6" svg:d="m16729 12184v-1841h2821v-1843">
          <text:p/>
        </draw:connector>
        <draw:connector draw:style-name="gr3" draw:layer="layout" svg:x1="19.55cm" svg:y1="6.719cm" svg:x2="16.729cm" svg:y2="2.669cm" draw:start-shape="id15" draw:start-glue-point="4" draw:end-shape="id10" draw:end-glue-point="2" svg:d="m19550 6719v-2025h-2821v-2025">
          <text:p/>
        </draw:connector>
        <draw:frame draw:style-name="gr9" draw:text-style-name="P4" draw:layer="layout" svg:width="2.486cm" svg:height="1.325cm" svg:x="16.3cm" svg:y="14.5cm">
          <draw:text-box>
            <text:p text:style-name="P1"><text:span text:style-name="T1">ДА</text:span></text:p>
          </draw:text-box>
        </draw:frame>
        <draw:frame draw:style-name="gr9" draw:text-style-name="P3" draw:layer="layout" svg:width="2.986cm" svg:height="1.325cm" svg:x="19.8cm" svg:y="9.675cm">
          <draw:text-box>
            <text:p text:style-name="P2"><text:span text:style-name="T1">Ошибка БД</text:span></text:p>
          </draw:text-box>
        </draw:frame>
        <draw:connector draw:style-name="gr10" draw:layer="layout" draw:line-skew="5.69cm 10.549cm" svg:x1="18.377cm" svg:y1="23.519cm" svg:x2="21.9cm" svg:y2="7.61cm" draw:start-shape="id4" draw:start-glue-point="8" draw:end-shape="id15" draw:end-glue-point="7" svg:d="m18377 23519v-1819h14623v-14090h-11100">
          <text:p/>
        </draw:connector>
        <draw:frame draw:style-name="gr9" draw:text-style-name="P3" draw:layer="layout" svg:width="2.986cm" svg:height="1.325cm" svg:x="30cm" svg:y="20cm">
          <draw:text-box>
            <text:p text:style-name="P2"><text:span text:style-name="T1">Ошибка БД</text:span></text:p>
          </draw:text-box>
        </draw:frame>
        <draw:connector draw:style-name="gr11" draw:layer="layout" draw:type="curve" svg:x1="15.603cm" svg:y1="19.669cm" svg:x2="4.8cm" svg:y2="11.485cm" draw:start-shape="id6" draw:start-glue-point="8" draw:end-shape="id1" draw:end-glue-point="10" svg:d="m15603 19669c0-5456-3601-8184-10803-8184">
          <text:p/>
        </draw:connector>
        <draw:connector draw:style-name="gr11" draw:layer="layout" draw:type="curve" draw:line-skew="0.444cm" svg:x1="12.188cm" svg:y1="6.719cm" svg:x2="3.986cm" svg:y2="10.769cm" draw:start-shape="id9" draw:start-glue-point="8" draw:end-shape="id1" draw:end-glue-point="4" svg:d="m12188 6719c0-160-8202-2185-8202 4050">
          <text:p/>
        </draw:connector>
        <draw:connector draw:style-name="gr11" draw:layer="layout" draw:type="curve" draw:line-skew="-1.278cm" svg:x1="18.199cm" svg:y1="6.719cm" svg:x2="3.986cm" svg:y2="10.769cm" draw:start-shape="id15" draw:start-glue-point="8" draw:end-shape="id1" draw:end-glue-point="4" svg:d="m18199 6719c0-2743-14213-4768-14213 4050">
          <text:p/>
        </draw:connector>
        <draw:connector draw:style-name="gr3" draw:layer="layout" svg:x1="16.729cm" svg:y1="12.184cm" svg:x2="13.722cm" svg:y2="8.5cm" draw:start-shape="id8" draw:start-glue-point="4" draw:end-shape="id9" draw:end-glue-point="6" svg:d="m16729 12184v-1841h-3007v-184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26000 52000" svg:d="m13000 0-13000 26000 13000 26000 13000-26000z"/>
    <draw:marker draw:name="Arrowheads_20_3" draw:display-name="Arrowheads 3" svg:viewBox="0 0 22000 22000" svg:d="m0 1000c3333 3333 6667 6667 10000 10000-3333 3333-6667 6667-10000 10000 333 333 667 667 1000 1000 3333-3333 6667-6667 10000-10000 3333 3333 6667 6667 10000 10000 333-333 667-667 1000-1000-3333-3333-6667-6667-10000-10000 3333-3333 6667-6667 10000-10000-333-333-667-667-1000-1000-3333 3333-6667 6667-10000 10000-3333-3333-6667-6667-10000-10000-333 333-667 667-1000 1000z"/>
    <draw:marker draw:name="Arrowheads_20_4" draw:display-name="Arrowheads 4" svg:viewBox="0 0 18500 15225" svg:d="m18014 0c-167 0-333 0-500 0-3 372-24 982-109 1464-91 518-225 1032-425 1518-324 787-759 1532-1244 2230-607 744-1291 1378-2033 1897-638 394-1136 680-1791 895-1047 349-1957 471-2898 496s-1634-127-2413-359c-811-242-1599-596-2306-1062-751-495-1447-1144-2003-1851-572-728-975-1543-1290-2413-332-917-440-1836-488-2815-1000 0-172 0-500 0 28 1530 351 2436 500 3000 339 945 869 1834 1490 2622 568 720 1253 1361 2010 1878 736 503 1566 884 2421 1138 635 187 1452 285 2166 364 14 2935-17 3279-32 6214 410 9 448 0 857 0-18-2971 4-4493 3-6204 947-73 1748-237 2585-512 702-262 1386-577 2000-1000 769-530 1485-1160 2062-1894 613-780 1112-1669 1438-2606 193-531 245-856 330-1293 58-296 93-595 122-895 26-267 30-536 45-804z"/>
    <draw:marker draw:name="ERD_5f_0..0" draw:display-name="ERD_0..0" svg:viewBox="0 0 30000 45000" svg:d="m16000 45000h-2000v-15000l-534-77-1489-228-1438-369-1378-505-1311-631-1237-752-1154-863-1066-968-968-1066-863-1154-752-1237-631-1311-505-1378-369-1438-228-1489-77-1534 77-1534 228-1489 369-1438 505-1378 631-1311 752-1237 863-1154 968-1066 1066-968 1154-863 1237-752 1311-631 1378-505 1438-369 1489-228 1534-77c0 0 0 667 0 1000-1947 53-3741 385-5452 1100-1654 691-3198 1732-4461 3004-1257 1266-2272 2814-2959 4461-712 1708-1125 3585-1128 5435-3 1806 396 3638 1082 5308 696 1693 1718 3296 3005 4598 1245 1260 2781 2274 4415 2959 1726 724 3627 1128 5498 1135 1860 6 3755-375 5472-1090 1655-689 3195-1735 4461-3004 1251-1254 2278-2780 2959-4416 718-1723 1114-3623 1108-5490-6-1882-422-3792-1154-5526-676-1601-1687-3092-2913-4324-1295-1300-2859-2389-4552-3096-1687-704-3459-910-5381-1054 0-333 0-1000 0-1000l1534 77 1489 228 1438 369 1378 505 1311 631 1237 752 1154 863 1066 968 968 1066 863 1154 752 1237 631 1311 505 1378 369 1438 228 1489 77 1534-77 1534-228 1489-369 1438-505 1378-631 1311-752 1237-863 1154-968 1066-1066 968-1154 863-1237 752-1311 631-1378 505-1438 369-1489 228-534 77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EmpArr" svg:viewBox="0 0 50000 50000" svg:d="m25000 0-25000 50000h24500v-2000h-21500l22000-44000 22000 44000h-21500v2000h24500z"/>
    <draw:marker draw:name="LineArrow_5f_0.75" draw:display-name="LineArrow_0.75" svg:viewBox="0 0 1122 2243" svg:d="m0 2108v17 17l12 42 30 34 38 21 43 4 29-8 30-21 25-26 13-34 343-1532 339 1520 13 42 29 34 39 21 42 4 42-12 34-30 21-42v-39-12l-4 4-440-1998-9-42-25-39-38-25-43-8-42 8-38 25-26 39-8 42z"/>
    <draw:marker draw:name="Romb" svg:viewBox="0 0 50000 100000" svg:d="m25000 0-25000 50000 25000 50000 25000-50000-13000-26000h-2000l13000 26000-23000 46000-23000-46000 23000-46000 10000 20000h200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99ccff" draw:fill-gradient-name="Gradient_20_7" draw:fill-hatch-name="Hatch_20_4" draw:fill-image-name="Bitmape_20_5" draw:fill-image-width="0cm" draw:fill-image-height="0cm" draw:textarea-horizontal-align="center" draw:textarea-vertical-align="middl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Courier New'" style:font-style-name="Обычный" style:font-family-generic="modern" style:font-pitch="fixed" fo:font-size="18pt" fo:language="en" fo:country="GB"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6.237895" style:family="graphic">
      <style:paragraph-properties style:text-autospace="none"/>
    </style:style>
    <style:style style:name="SP.6.237900" style:family="graphic">
      <style:paragraph-properties style:text-autospace="none"/>
    </style:style>
    <style:style style:name="SP.6.237909" style:family="graphic">
      <style:paragraph-properties style:text-autospace="none"/>
    </style:style>
    <style:style style:name="SP.6.237932" style:family="graphic">
      <style:paragraph-properties style:text-autospace="none"/>
    </style:style>
    <style:style style:name="SC.6.69637" style:family="graphic">
      <style:paragraph-properties style:line-height-at-least="0.623cm" style:text-autospace="none"/>
      <style:text-properties fo:color="#000000" fo:font-family="FECGKK+CourierNewPSMT, 'Courier New PSMT'" style:font-family-generic="roman" fo:font-size="10pt" style:font-family-asian="FECGKK+CourierNewPSMT, 'Courier New PSMT'" style:font-family-generic-asian="roman" style:font-size-asian="10pt" style:font-family-complex="FECGKK+CourierNewPSMT, 'Courier New PSMT'" style:font-family-generic-complex="roman" style:font-size-complex="10pt"/>
    </style:style>
  </office:styles>
  <office:automatic-styles>
    <style:page-layout style:name="PM0">
      <style:page-layout-properties fo:margin-top="1cm" fo:margin-bottom="1cm" fo:margin-left="1cm" fo:margin-right="1cm" fo:page-width="35cm" fo:page-height="3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_25_5Bpkg-name_25_5D.ClassD.v0.1" style:display-name="%5Bpkg-name%5D.ClassD.v0.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4-10T21:07:09.60</meta:creation-date>
    <meta:editing-duration>PT00H20M44S</meta:editing-duration>
    <meta:editing-cycles>3</meta:editing-cycles>
    <meta:generator>OpenOffice.org/3.2$Win32 OpenOffice.org_project/320m17$Build-9498</meta:generator>
    <dc:title>[pkg-name] Class diaram</dc:title>
    <dc:date>2011-04-10T21:58:25.79</dc:date>
    <meta:document-statistic meta:object-count="46"/>
    <meta:template xlink:type="simple" xlink:actuate="onRequest" xlink:title="[pkg-name] Class diaram" xlink:href="file:///C:/Documents%20and%20Settings/Master/Application%20Data/OpenOffice.org/3/user/template/%5Bpkg-name%5D.ClassD.v0.1.otg" meta:date="2011-04-10T21:07:01.35"/>
  </office:meta>
</office:document-meta>
</file>